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3.443cm"/>
    </style:style>
    <style:style style:name="gr2" style:family="graphic" style:parent-style-name="standard">
      <style:graphic-properties draw:stroke="none" svg:stroke-color="#000000" draw:fill="none" draw:fill-color="#ffffff" fo:min-height="2.1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08cm" fo:min-width="3.684cm" fo:wrap-option="no-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68cm" fo:min-width="3.73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943cm" svg:height="1.123cm" svg:x="15.991cm" svg:y="5.317cm">
          <text:p text:style-name="P1">ホストB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466cm" svg:height="2.891cm" svg:x="15.79cm" svg:y="3.248cm">
          <draw:text-box>
            <text:p text:style-name="P3"><text:span text:style-name="T1">ユニキャストアドレス</text:span></text:p>
            <text:p text:style-name="P3"><text:span text:style-name="T1">2001:db8::dead:beef</text:span></text:p>
            <text:p text:style-name="P3"><text:span text:style-name="T1">要請ノードアドレス</text:span></text:p>
            <text:p text:style-name="P3"><text:span text:style-name="T1">ff02::1:ffed:beef</text:span></text:p>
            <text:p text:style-name="P3"><text:span text:style-name="T1"/></text:p>
            <text:p text:style-name="P3"><text:span text:style-name="T1"/></text:p>
          </draw:text-box>
        </draw:frame>
        <draw:custom-shape draw:style-name="gr1" draw:text-style-name="P2" xml:id="id1" draw:id="id1" draw:layer="layout" svg:width="3.943cm" svg:height="1.123cm" svg:x="6.891cm" svg:y="5.317cm">
          <text:p text:style-name="P1">ホスト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18cm" svg:height="2.222cm" svg:x="2.936cm" svg:y="2.097cm">
          <text:p text:style-name="P1"><text:span text:style-name="T1">(1)</text:span></text:p>
          <text:p text:style-name="P1"><text:span text:style-name="T1">2001:db8::dead:beef</text:span><text:span text:style-name="T1">の</text:span></text:p>
          <text:p text:style-name="P1"><text:span text:style-name="T1">MAC</text:span><text:span text:style-name="T1">アドレスが知りたい</text:span></text:p>
          <draw:enhanced-geometry svg:viewBox="0 0 21600 21600" draw:text-areas="800 800 20800 20800" draw:type="round-rectangular-callout" draw:modifiers="21236.7337906617 31287.449392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xml:id="id2" draw:id="id2" draw:layer="layout" svg:width="5.99cm" svg:height="2.57cm" svg:x="10.2cm" svg:y="8.313cm">
          <text:p text:style-name="P1"><text:span text:style-name="T1">ひとつのネットワー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8.862cm" svg:y1="6.44cm" svg:x2="11.077cm" svg:y2="8.689cm" draw:start-shape="id1" draw:start-glue-point="2" draw:end-shape="id2" draw:end-glue-point="5" svg:d="M8862 6440l2215 2249" svg:viewBox="0 0 2216 2250">
          <text:p/>
        </draw:connector>
        <draw:connector draw:style-name="gr5" draw:text-style-name="P6" draw:layer="layout" draw:type="line" svg:x1="17.962cm" svg:y1="6.44cm" svg:x2="15.313cm" svg:y2="8.689cm" draw:start-shape="id3" draw:start-glue-point="2" draw:end-shape="id2" draw:end-glue-point="11" svg:d="M17962 6440l-2649 2249" svg:viewBox="0 0 2650 2250">
          <text:p/>
        </draw:connector>
        <draw:line draw:style-name="gr6" draw:text-style-name="P6" draw:layer="layout" svg:x1="7.554cm" svg:y1="7.713cm" svg:x2="8.952cm" svg:y2="9.086cm">
          <text:p/>
        </draw:line>
        <draw:frame draw:style-name="gr7" draw:text-style-name="P4" draw:layer="layout" svg:width="4.913cm" svg:height="2.519cm" svg:x="3.361cm" svg:y="7.286cm">
          <draw:text-box>
            <text:p><text:span text:style-name="T1">(2)</text:span></text:p>
            <text:p><text:span text:style-name="T1">ff02:🕐:ffed:beef</text:span><text:span text:style-name="T1">宛てに</text:span></text:p>
            <text:p><text:span text:style-name="T1">ICMPv6</text:span><text:span text:style-name="T1">　</text:span><text:span text:style-name="T1">NS</text:span><text:span text:style-name="T1">を送って</text:span></text:p>
            <text:p><text:span text:style-name="T1">ネットワーク内のホストに</text:span></text:p>
            <text:p><text:span text:style-name="T1">問い合わせる</text:span></text:p>
          </draw:text-box>
        </draw:frame>
        <draw:connector draw:style-name="gr5" draw:text-style-name="P6" draw:layer="layout" draw:type="line" svg:x1="8.863cm" svg:y1="6.441cm" svg:x2="11.078cm" svg:y2="8.69cm" svg:d="M8863 6441l2215 2249" svg:viewBox="0 0 2216 2250">
          <text:p/>
        </draw:connector>
        <draw:line draw:style-name="gr6" draw:text-style-name="P6" draw:layer="layout" svg:x1="18.961cm" svg:y1="7.564cm" svg:x2="17.453cm" svg:y2="8.9cm">
          <text:p/>
        </draw:line>
        <draw:frame draw:style-name="gr7" draw:text-style-name="P4" draw:layer="layout" svg:width="4.016cm" svg:height="2.147cm" svg:x="18.661cm" svg:y="7.887cm">
          <draw:text-box>
            <text:p><text:span text:style-name="T1">(3)</text:span></text:p>
            <text:p><text:span text:style-name="T1">ホスト</text:span><text:span text:style-name="T1">A</text:span><text:span text:style-name="T1">宛てに </text:span></text:p>
            <text:p><text:span text:style-name="T1">ICMPv6</text:span><text:span text:style-name="T1">　</text:span><text:span text:style-name="T1">NA</text:span><text:span text:style-name="T1">で</text:span></text:p>
            <text:p><text:span text:style-name="T1">MAC</text:span><text:span text:style-name="T1">アドレスを送る</text:span></text:p>
          </draw:text-box>
        </draw:frame>
        <draw:frame draw:style-name="gr7" draw:text-style-name="P4" draw:layer="layout" svg:width="8.901cm" svg:height="1.571cm" svg:x="8.861cm" svg:y="11.287cm">
          <draw:text-box>
            <text:p><text:span text:style-name="T1">IPv6</text:span><text:span text:style-name="T1">での宛先がマルチキャストアドレスなので、</text:span></text:p>
            <text:p><text:span text:style-name="T1">ネットワークアクセス層のレベルでは</text:span></text:p>
            <text:p><text:span text:style-name="T1">ブロードキャストで転送され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21:52:36.925000000</meta:creation-date>
    <dc:date>2016-07-30T22:14:14.211000000</dc:date>
    <meta:editing-duration>PT21M37S</meta:editing-duration>
    <meta:editing-cycles>3</meta:editing-cycles>
    <meta:generator>LibreOffice/5.0.4.2$Windows_x86 LibreOffice_project/2b9802c1994aa0b7dc6079e128979269cf95bc78</meta:generator>
    <meta:document-statistic meta:object-count="13"/>
  </office:meta>
</office:document-meta>
</file>